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89e9d" officeooo:paragraph-rsid="00089e9d"/>
    </style:style>
    <style:style style:name="P2" style:family="paragraph" style:parent-style-name="Standard">
      <style:text-properties officeooo:rsid="00096a65" officeooo:paragraph-rsid="00096a65"/>
    </style:style>
    <style:style style:name="P3" style:family="paragraph" style:parent-style-name="Standard">
      <style:text-properties officeooo:rsid="000b1673" officeooo:paragraph-rsid="000b1673"/>
    </style:style>
    <style:style style:name="P4" style:family="paragraph" style:parent-style-name="Standard">
      <style:text-properties officeooo:rsid="000b7b11" officeooo:paragraph-rsid="000b7b11"/>
    </style:style>
    <style:style style:name="P5" style:family="paragraph" style:parent-style-name="Standard">
      <style:text-properties officeooo:rsid="000ca3cc" officeooo:paragraph-rsid="000ca3cc"/>
    </style:style>
    <style:style style:name="T1" style:family="text">
      <style:text-properties officeooo:rsid="00089e9d"/>
    </style:style>
    <style:style style:name="T2" style:family="text">
      <style:text-properties officeooo:rsid="00096a65"/>
    </style:style>
    <style:style style:name="T3" style:family="text">
      <style:text-properties officeooo:rsid="000b1673"/>
    </style:style>
    <style:style style:name="T4" style:family="text">
      <style:text-properties officeooo:rsid="000ca3cc"/>
    </style:style>
    <style:style style:name="T5" style:family="text">
      <style:text-properties fo:font-style="italic" style:font-style-asian="italic"/>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Итак, второй день лета. Я много читал и сейчас изложу на письме то, что я запомнил, понял, не понял, какие остались вопросы, что теперь буду делать иначе.</text:p>
      <text:p text:style-name="Standard"><text:span text:style-name="T1">Начал я с материала </text:span><text:reference-mark-start text:name="ZOTERO_ITEM CSL_CITATION {&quot;citationID&quot;:&quot;z3YGBZb6&quot;,&quot;properties&quot;:{&quot;formattedCitation&quot;:&quot;[1]&quot;,&quot;plainCitation&quot;:&quot;[1]&quot;,&quot;noteIndex&quot;:0},&quot;citationItems&quot;:[{&quot;id&quot;:183,&quot;uris&quot;:[&quot;http://zotero.org/users/6606028/items/CVKEVWBY&quot;],&quot;uri&quot;:[&quot;http://zotero.org/users/6606028/items/CVKEVWBY&quot;],&quot;itemData&quot;:{&quot;id&quot;:183,&quot;type&quot;:&quot;article-journal&quot;,&quot;abstract&quot;:&quot;Examples of low-hanging fruit suggesting the education system does not solely optimize for learning&quot;,&quot;language&quot;:&quot;en&quot;,&quot;note&quot;:&quot;Last Modified: 28 Feb 2015&quot;,&quot;source&quot;:&quot;www.gwern.net&quot;,&quot;title&quot;:&quot;Education is not about Learning&quot;,&quot;URL&quot;:&quot;https://www.gwern.net/education-is-not-about-learning&quot;,&quot;author&quot;:[{&quot;family&quot;:&quot;Branwen&quot;,&quot;given&quot;:&quot;Gwern&quot;}],&quot;accessed&quot;:{&quot;date-parts&quot;:[[&quot;2020&quot;,5,30]]},&quot;issued&quot;:{&quot;date-parts&quot;:[[&quot;2009&quot;,7,25]]}}}],&quot;schema&quot;:&quot;https://github.com/citation-style-language/schema/raw/master/csl-citation.json&quot;} RNDVrvII5mVSg"/><text:span text:style-name="T1">[1]</text:span><text:reference-mark-end text:name="ZOTERO_ITEM CSL_CITATION {&quot;citationID&quot;:&quot;z3YGBZb6&quot;,&quot;properties&quot;:{&quot;formattedCitation&quot;:&quot;[1]&quot;,&quot;plainCitation&quot;:&quot;[1]&quot;,&quot;noteIndex&quot;:0},&quot;citationItems&quot;:[{&quot;id&quot;:183,&quot;uris&quot;:[&quot;http://zotero.org/users/6606028/items/CVKEVWBY&quot;],&quot;uri&quot;:[&quot;http://zotero.org/users/6606028/items/CVKEVWBY&quot;],&quot;itemData&quot;:{&quot;id&quot;:183,&quot;type&quot;:&quot;article-journal&quot;,&quot;abstract&quot;:&quot;Examples of low-hanging fruit suggesting the education system does not solely optimize for learning&quot;,&quot;language&quot;:&quot;en&quot;,&quot;note&quot;:&quot;Last Modified: 28 Feb 2015&quot;,&quot;source&quot;:&quot;www.gwern.net&quot;,&quot;title&quot;:&quot;Education is not about Learning&quot;,&quot;URL&quot;:&quot;https://www.gwern.net/education-is-not-about-learning&quot;,&quot;author&quot;:[{&quot;family&quot;:&quot;Branwen&quot;,&quot;given&quot;:&quot;Gwern&quot;}],&quot;accessed&quot;:{&quot;date-parts&quot;:[[&quot;2020&quot;,5,30]]},&quot;issued&quot;:{&quot;date-parts&quot;:[[&quot;2009&quot;,7,25]]}}}],&quot;schema&quot;:&quot;https://github.com/citation-style-language/schema/raw/master/csl-citation.json&quot;} RNDVrvII5mVSg"/> <text:span text:style-name="T1">Это оказалась компиляция из отрывков статей и исследований проблем, связанных с системой образования. Первая часть посвязещена тому, что в школах и институтах используются неэффективные методы обучения. В Средневековье или раннее Новое Время были большие проблемы с тем чтобы печатать книги, и лекции имели смысл, но сейчас времена поменялись, но процесс остался похожим. Исследования показывают, что лучше всего учащиеся усваивают материал, когда они активно работают в проектах, работают в командах, самостоятельно занимаются исследованиями. Слушание лекций – пассивное занятие, но, к сожалению, система образования ни в США, ни где-либо еще, не перестраивается, и перестраивать ее было бы тяжело.</text:span></text:p>
      <text:p text:style-name="P1">Другая проблема, о которой я не знал, и которой касается автор – большие летние каникулы. Учащиеся забывают материал, усвоенный в школе, и это подтверждается исследованиями, причем среди учащихся из семей с низким уровнем дохода уровень забывания выше. Существуют школы с круглогодичным обучением, но это, по-видимому, не решает проблему. То, что писалось про круглогодичные школы, я не понял – казалось бы, это как раз и должно быть решением проблемы, сделать каникулы меньше и более распределенными равномерно по году.</text:p>
      <text:p text:style-name="P1">Автор посвятил короткий абзац интервальному повторению, высказав, что об этом эффекте известно более ста лет, но он не используется в обучении.</text:p>
      <text:p text:style-name="P1">Больше половины материала занимают отрывки статей о проблеме сна. А именно, дело в том, что в пубертантный период подростки начинают позже ложиться спать, но начало занятий в школах остается тем же. Вследствие этого распространена хроническая депривация сна. Многочисленные исследования показывают, что сдвигание времени начала уроков на час-полтора статистическ изначимо увеличивают средние баллы оценок, уменьшают чувство депрессии, уменьшают количество аварий с участием школьников. <text:span text:style-name="T2">Система почему-то этго не видит и не адаптируется под физиологические особенности людей. Учащиеся часто приходят невыспавшимися на первые уроки, это вредит концентрации.</text:span></text:p>
      <text:p text:style-name="P2">Я не дочитал до конца, потмоу что там уж очень много про эту проблему сна. Сам автор блога там ничего не писал, это, как я уже сказал, компиляция ссылок и статей.</text:p>
      <text:p text:style-name="P2">Вынес я следующее: лучше всего обучение происходит через активную деятельность.</text:p>
      <text:p text:style-name="P2"/>
      <text:p text:style-name="Standard"><text:span text:style-name="T2">Затем я перешел к чтению цепочки </text:span><text:reference-mark-start text:name="ZOTERO_ITEM CSL_CITATION {&quot;citationID&quot;:&quot;P78g79p2&quot;,&quot;properties&quot;:{&quot;formattedCitation&quot;:&quot;[2]&quot;,&quot;plainCitation&quot;:&quot;[2]&quot;,&quot;noteIndex&quot;:0},&quot;citationItems&quot;:[{&quot;id&quot;:353,&quot;uris&quot;:[&quot;http://zotero.org/users/6606028/items/9JKK76XI&quot;],&quot;uri&quot;:[&quot;http://zotero.org/users/6606028/items/9JKK76XI&quot;],&quot;itemData&quot;:{&quot;id&quot;:353,&quot;type&quot;:&quot;webpage&quot;,&quot;abstract&quot;:&quot;A community blog devoted to refining the art of rationality&quot;,&quot;note&quot;:&quot;source: www.lesswrong.com&quot;,&quot;title&quot;:&quot;Fragile Purposes - LessWrong 2.0&quot;,&quot;URL&quot;:&quot;https://www.lesswrong.com/s/3HyeNiEpvbQQaqeoH&quot;,&quot;accessed&quot;:{&quot;date-parts&quot;:[[&quot;2020&quot;,6,2]]}}}],&quot;schema&quot;:&quot;https://github.com/citation-style-language/schema/raw/master/csl-citation.json&quot;} RNDdl8HiQP5ks"/><text:span text:style-name="T2">[2]</text:span><text:reference-mark-end text:name="ZOTERO_ITEM CSL_CITATION {&quot;citationID&quot;:&quot;P78g79p2&quot;,&quot;properties&quot;:{&quot;formattedCitation&quot;:&quot;[2]&quot;,&quot;plainCitation&quot;:&quot;[2]&quot;,&quot;noteIndex&quot;:0},&quot;citationItems&quot;:[{&quot;id&quot;:353,&quot;uris&quot;:[&quot;http://zotero.org/users/6606028/items/9JKK76XI&quot;],&quot;uri&quot;:[&quot;http://zotero.org/users/6606028/items/9JKK76XI&quot;],&quot;itemData&quot;:{&quot;id&quot;:353,&quot;type&quot;:&quot;webpage&quot;,&quot;abstract&quot;:&quot;A community blog devoted to refining the art of rationality&quot;,&quot;note&quot;:&quot;source: www.lesswrong.com&quot;,&quot;title&quot;:&quot;Fragile Purposes - LessWrong 2.0&quot;,&quot;URL&quot;:&quot;https://www.lesswrong.com/s/3HyeNiEpvbQQaqeoH&quot;,&quot;accessed&quot;:{&quot;date-parts&quot;:[[&quot;2020&quot;,6,2]]}}}],&quot;schema&quot;:&quot;https://github.com/citation-style-language/schema/raw/master/csl-citation.json&quot;} RNDdl8HiQP5ks"/> <text:span text:style-name="T2">Это мотивировано тем, что я уже несколько дней замечаю в уме мысль про то, что забываю или недостаточно осознаю свои цели и делаю вещи ради самого их делания. Пример – мой план на лето, который исходит из того, что я могу сделать, а не из того, куда я хочу попасть. </text:span></text:p>
      <text:p text:style-name="P2">Цепочку я уже читал примерно в сентябре-октябре прошлого года. Я помню, что это было по дороге на работу в Сбербанк в поезде МЦК. Тогда у меня из нее ничего не усвоилось. </text:p>
      <text:p text:style-name="P2">Сегодня я перечитал половину – 5 эссе из 10. Завтра планирую дочитать. Итак, о чем были эссе?</text:p>
      <text:p text:style-name="P2">Если говорить в целом, то про интеллектуальные системы. Автор затрагивает, например, проблему того, что люди не могут себе представить по-другому устроенный разум. В ходе эволюции мы научились моделировать поведение других людей, представляя, что бы мы сделали на их месте. Люди устроены очень похожим образом, наши эмоции универсальны среди различных культур, поэтому это более-менее работает. Однако <text:span text:style-name="T3">Если представить себе пространство всевозможных разумов, то почти все разумы будут устроены совсем иначе и будут испытывать другие эмоции или не испытывать их совсем. К примеру, создатели научно-фантастических фильмов зачастую изображают инопланетян как людей, немного по-другому выглядящих. Тяжело представить себе человечество как частный случай.</text:span></text:p>
      <text:p text:style-name="P3"><text:soft-page-break/>Интеллект, разум – это оптимизационный процесс, и его сила, мощь определяется тем, насколько он хорошо может попасть в маленькую цель в большом пространстве возможных конфигураций. Пример такого процесса – биологическая эволюция. </text:p>
      <text:p text:style-name="P3">Эволюция – очень медленный и глупый процесс. Это связано с тем, что он появился случайно. Автор пишет о необходимости разделения объектного уровня – того, что подвергается оптимизации, от мета-уровня – самого процесса оптимизации. Объектный уровень может быть очень сложным, и это как раз специфика оптимизационного процесса – приводить к появлению очень маловероятных структур. </text:p>
      <text:p text:style-name="P4">В процессе оптимизации оптимизируется обычно объектный уровень, а мета-уровень защищен и не меняется. Однако иногда оптимизируется и он. В качестве примеров автор приводит появление ДНК, клеток, полового размножения. У людей подобным примером может служить наука, но люди пока не умеют существенно менять свой мозг. Можно представить себе сильный ИИ, который мог бы полностью понимать свой исходный код и рекурсивно самоулучшаться. </text:p>
      <text:p text:style-name="P4">В одном из эссе автор, иронизируя над распространенными доводами против появления сильного ИИ описывает мир, в котором люди могут интуитивно осуществлять сложение, но не понимают, как оно устроено. Сейчас мы пока не понимаем, как устроено наше сознание, но мы можем это понять. Это белое пятно на нашей карте. <text:span text:style-name="T4">Его нельзя объяснить тем, что мозг просто достаточно сложен, и интеллект – эмерждентный феномен.</text:span></text:p>
      <text:p text:style-name="P4"/>
      <text:p text:style-name="Standard"><text:span text:style-name="T4">Затем я стал знакомиться с книгой </text:span><text:reference-mark-start text:name="ZOTERO_ITEM CSL_CITATION {&quot;citationID&quot;:&quot;KGu2coWj&quot;,&quot;properties&quot;:{&quot;formattedCitation&quot;:&quot;[3]&quot;,&quot;plainCitation&quot;:&quot;[3]&quot;,&quot;noteIndex&quot;:0},&quot;citationItems&quot;:[{&quot;id&quot;:303,&quot;uris&quot;:[&quot;http://zotero.org/users/6606028/items/3UWMMWMF&quot;],&quot;uri&quot;:[&quot;http://zotero.org/users/6606028/items/3UWMMWMF&quot;],&quot;itemData&quot;:{&quot;id&quot;:303,&quot;type&quot;:&quot;book&quot;,&quot;abstract&quot;:&quot;\&quot;One of the most valuable skills in our economy is becoming increasingly rare. If you master this skill, you'll achieve extraordinary results. Deep work is the ability to focus without distraction on a cognitively demanding task. It's a skill that allows you to quickly master complicated information and produce better results in less time. Deep work will make you better at what you do and provide the sense of true fulfillment that comes from craftsmanship. In short, deep work is like a super power in our increasingly competitive twenty-first century economy. And yet, most people have lost the ability to go deep-spending their days instead in a frantic blur of e-mail and social media, not even realizing there's a better way. In DEEP WORK, author and professor Cal Newport flips the narrative on impact in a connected age. Instead of arguing distraction is bad, he instead celebrates the power of its opposite. Dividing this book into two parts, he first makes the case that in almost any profession, cultivating a deep work ethic will produce massive benefits. He then presents a rigorous training regimen, presented as a series of four \&quot;rules,\&quot; for transforming your mind and habits to support this skill. A mix of cultural criticism and actionable advice, DEEP WORK takes the reader on a journey through memorable stories-from Carl Jung building a stone tower in the woods to focus his mind, to a social media pioneer buying a round-trip business class ticket to Tokyo to write a book free from distraction in the air-and no-nonsense advice, such as the claim that most serious professionals should quit social media and that you should practice being bored. DEEP WORK is an indispensable guide to anyone seeking focused success in a distracted world\&quot;--&quot;,&quot;call-number&quot;:&quot;BF323.D5 N49 2016&quot;,&quot;edition&quot;:&quot;First Edition&quot;,&quot;event-place&quot;:&quot;New York&quot;,&quot;ISBN&quot;:&quot;978-1-4555-8669-1&quot;,&quot;number-of-pages&quot;:&quot;295&quot;,&quot;publisher&quot;:&quot;Grand Central Publishing&quot;,&quot;publisher-place&quot;:&quot;New York&quot;,&quot;source&quot;:&quot;Library of Congress ISBN&quot;,&quot;title&quot;:&quot;Deep work: rules for focused success in a distracted world&quot;,&quot;title-short&quot;:&quot;Deep work&quot;,&quot;author&quot;:[{&quot;family&quot;:&quot;Newport&quot;,&quot;given&quot;:&quot;Cal&quot;}],&quot;issued&quot;:{&quot;date-parts&quot;:[[&quot;2016&quot;]]}}}],&quot;schema&quot;:&quot;https://github.com/citation-style-language/schema/raw/master/csl-citation.json&quot;} RNDezhZXVL8zs"/><text:span text:style-name="T4">[3]</text:span><text:reference-mark-end text:name="ZOTERO_ITEM CSL_CITATION {&quot;citationID&quot;:&quot;KGu2coWj&quot;,&quot;properties&quot;:{&quot;formattedCitation&quot;:&quot;[3]&quot;,&quot;plainCitation&quot;:&quot;[3]&quot;,&quot;noteIndex&quot;:0},&quot;citationItems&quot;:[{&quot;id&quot;:303,&quot;uris&quot;:[&quot;http://zotero.org/users/6606028/items/3UWMMWMF&quot;],&quot;uri&quot;:[&quot;http://zotero.org/users/6606028/items/3UWMMWMF&quot;],&quot;itemData&quot;:{&quot;id&quot;:303,&quot;type&quot;:&quot;book&quot;,&quot;abstract&quot;:&quot;\&quot;One of the most valuable skills in our economy is becoming increasingly rare. If you master this skill, you'll achieve extraordinary results. Deep work is the ability to focus without distraction on a cognitively demanding task. It's a skill that allows you to quickly master complicated information and produce better results in less time. Deep work will make you better at what you do and provide the sense of true fulfillment that comes from craftsmanship. In short, deep work is like a super power in our increasingly competitive twenty-first century economy. And yet, most people have lost the ability to go deep-spending their days instead in a frantic blur of e-mail and social media, not even realizing there's a better way. In DEEP WORK, author and professor Cal Newport flips the narrative on impact in a connected age. Instead of arguing distraction is bad, he instead celebrates the power of its opposite. Dividing this book into two parts, he first makes the case that in almost any profession, cultivating a deep work ethic will produce massive benefits. He then presents a rigorous training regimen, presented as a series of four \&quot;rules,\&quot; for transforming your mind and habits to support this skill. A mix of cultural criticism and actionable advice, DEEP WORK takes the reader on a journey through memorable stories-from Carl Jung building a stone tower in the woods to focus his mind, to a social media pioneer buying a round-trip business class ticket to Tokyo to write a book free from distraction in the air-and no-nonsense advice, such as the claim that most serious professionals should quit social media and that you should practice being bored. DEEP WORK is an indispensable guide to anyone seeking focused success in a distracted world\&quot;--&quot;,&quot;call-number&quot;:&quot;BF323.D5 N49 2016&quot;,&quot;edition&quot;:&quot;First Edition&quot;,&quot;event-place&quot;:&quot;New York&quot;,&quot;ISBN&quot;:&quot;978-1-4555-8669-1&quot;,&quot;number-of-pages&quot;:&quot;295&quot;,&quot;publisher&quot;:&quot;Grand Central Publishing&quot;,&quot;publisher-place&quot;:&quot;New York&quot;,&quot;source&quot;:&quot;Library of Congress ISBN&quot;,&quot;title&quot;:&quot;Deep work: rules for focused success in a distracted world&quot;,&quot;title-short&quot;:&quot;Deep work&quot;,&quot;author&quot;:[{&quot;family&quot;:&quot;Newport&quot;,&quot;given&quot;:&quot;Cal&quot;}],&quot;issued&quot;:{&quot;date-parts&quot;:[[&quot;2016&quot;]]}}}],&quot;schema&quot;:&quot;https://github.com/citation-style-language/schema/raw/master/csl-citation.json&quot;} RNDezhZXVL8zs"/>, <text:span text:style-name="T4">которую хочу прочитать за лето и от которой у меня большие ожидания. Я почитал отзывы на гудридс, они в целом положительные, и люди пишут как раз про то, чего я хочу. </text:span></text:p>
      <text:p text:style-name="P5">Согласно автору, глубокая работа – это процесс, вовлекающий максимум когнитивных ресурсов, в ходе которого человек сфокусирован на задаче и способен производить уникальные востребованные интеллектуальные ценности. Как утверждает автор, в современном мире из-за обилия электронных гаджетов и соцсетей фокусироваться на работе все тяжелее, причем такой навык глубокой работы становится все востребованнее.</text:p>
      <text:p text:style-name="P5">Сам автор – профессор компьютерных наук и отец двух детей. Ему удается добиваться своих результатов с помощью сеансов по 4 часа 5 дней в неделю работы до 5-6 вечера. </text:p>
      <text:p text:style-name="P5">В введении он приводит примеры Карла Юнга, Марка Твена, Билла Гейтса как людей, применяющих глубокую работу. </text:p>
      <text:p text:style-name="P5">Книга состоит из двух частей, в первой из которых автор показывает важность развития умения глубокой работы, а во второй рассматривает правила, позволющие входить в это состояние.</text:p>
      <text:p text:style-name="Standard"><text:span text:style-name="T4">Что я изменю уже сейчас? Я не буду использовать интернет для развлечения и буду заранее договариваться с собой, в какое время дня заканчиваю работать.</text:span></text:p>
      <text:section text:style-name="Sect1" text:name="ZOTERO_BIBL {&quot;uncited&quot;:[],&quot;omitted&quot;:[],&quot;custom&quot;:[]} CSL_BIBLIOGRAPHY RNDOsM5lzPvNP">
        <text:p text:style-name="Bibliography_20_1">[1]<text:tab/>G. Branwen, ‘Education is not about Learning’, Jul. 2009, Accessed: May 30, 2020. [Online]. Available: https://www.gwern.net/education-is-not-about-learning.</text:p>
        <text:p text:style-name="Bibliography_20_1">[2]<text:tab/>‘Fragile Purposes - LessWrong 2.0’. https://www.lesswrong.com/s/3HyeNiEpvbQQaqeoH (accessed Jun. 02, 2020).</text:p>
        <text:p text:style-name="Bibliography_20_1">[3]<text:tab/>C. Newport, <text:span text:style-name="T5">Deep work: rules for focused success in a distracted world</text:span>, First Edition. New York: Grand Central Publishing, 2016.</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ibliography_20_1" style:display-name="Bibliography 1" style:family="paragraph" style:parent-style-name="Index" style:class="index">
      <style:paragraph-properties fo:margin-left="0.2665in" fo:margin-right="0in" fo:margin-top="0in" fo:margin-bottom="0in" loext:contextual-spacing="false" style:line-height-at-least="0.1665in" fo:text-indent="-0.2665in" style:auto-text-indent="false">
        <style:tab-stops>
          <style:tab-stop style:position="0.2665in"/>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2T17:47:26.550636175</meta:creation-date>
    <dc:date>2020-06-02T19:27:05.963053684</dc:date>
    <meta:editing-duration>PT16M28S</meta:editing-duration>
    <meta:editing-cycles>2</meta:editing-cycles>
    <meta:generator>LibreOffice/6.0.7.3$Linux_X86_64 LibreOffice_project/00m0$Build-3</meta:generator>
    <meta:document-statistic meta:table-count="0" meta:image-count="0" meta:object-count="0" meta:page-count="2" meta:paragraph-count="24" meta:word-count="979" meta:character-count="6817" meta:non-whitespace-character-count="5840"/>
    <meta:user-defined meta:name="ZOTERO_PREF_1">&lt;data data-version="3" zotero-version="5.0.87"&gt;&lt;session id="OcejqG0S"/&gt;&lt;style id="http://www.zotero.org/styles/ieee" locale="en-GB" hasBibliography="1" bibliographyStyleHasBeenSet="1"/&gt;&lt;prefs&gt;&lt;pref name="fieldType" value="ReferenceMark"/&gt;&lt;/prefs&gt;&lt;/data&gt;</meta:user-defined>
  </office:meta>
</office:document-meta>
</file>